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600000065D8258071A7B7502F.png" manifest:media-type="image/png"/>
  <manifest:file-entry manifest:full-path="Pictures/10000000000004AC0000006A322465EC0CF368BC.png" manifest:media-type="image/png"/>
  <manifest:file-entry manifest:full-path="Pictures/10000000000004BA0000006CB900E88657532C0C.png" manifest:media-type="image/png"/>
  <manifest:file-entry manifest:full-path="Pictures/10000000000004AE000002150DFB787EA99B8ABE.png" manifest:media-type="image/png"/>
  <manifest:file-entry manifest:full-path="Pictures/10000000000004BB00000077703C3D22FD0F6EEE.png" manifest:media-type="image/png"/>
  <manifest:file-entry manifest:full-path="Pictures/10000000000004B500000213CCA4707371A1585E.png" manifest:media-type="image/png"/>
  <manifest:file-entry manifest:full-path="Pictures/10000000000004BE0000018223E2124D686672A1.png" manifest:media-type="image/png"/>
  <manifest:file-entry manifest:full-path="Pictures/10000000000004B300000218E77893C1787BB654.png" manifest:media-type="image/png"/>
  <manifest:file-entry manifest:full-path="Pictures/10000000000004B2000002183F1D5853F3590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as-char" svg:width="17.59cm" svg:height="7.842cm" draw:z-index="0"><draw:image xlink:href="Pictures/10000000000004B2000002183F1D5853F3590EB5.png" xlink:type="simple" xlink:show="embed" xlink:actuate="onLoad" draw:mime-type="image/png"/></draw:frame></text:p>
      <text:p text:style-name="Standard"><draw:frame draw:style-name="fr4" draw:name="Image2" text:anchor-type="as-char" svg:width="17.59cm" svg:height="7.837cm" draw:z-index="1"><draw:image xlink:href="Pictures/10000000000004B300000218E77893C1787BB654.png" xlink:type="simple" xlink:show="embed" xlink:actuate="onLoad" draw:mime-type="image/png"/></draw:frame></text:p>
      <text:p text:style-name="Standard"><draw:frame draw:style-name="fr4" draw:name="Image3" text:anchor-type="as-char" svg:width="17.59cm" svg:height="5.592cm" draw:z-index="2"><draw:image xlink:href="Pictures/10000000000004BE0000018223E2124D686672A1.png" xlink:type="simple" xlink:show="embed" xlink:actuate="onLoad" draw:mime-type="image/png"/></draw:frame></text:p>
      <text:p text:style-name="Standard"><text:soft-page-break/><draw:frame draw:style-name="fr4" draw:name="Image4" text:anchor-type="as-char" svg:width="17.59cm" svg:height="7.751cm" draw:z-index="3"><draw:image xlink:href="Pictures/10000000000004B500000213CCA4707371A1585E.png" xlink:type="simple" xlink:show="embed" xlink:actuate="onLoad" draw:mime-type="image/png"/></draw:frame></text:p>
      <text:p text:style-name="Standard"><draw:frame draw:style-name="fr4" draw:name="Image5" text:anchor-type="as-char" svg:width="17.59cm" svg:height="7.825cm" draw:z-index="4"><draw:image xlink:href="Pictures/10000000000004AE000002150DFB787EA99B8ABE.png" xlink:type="simple" xlink:show="embed" xlink:actuate="onLoad" draw:mime-type="image/png"/></draw:frame></text:p>
      <text:p text:style-name="Standard"><draw:frame draw:style-name="fr4" draw:name="Image7" text:anchor-type="as-char" svg:width="17.59cm" svg:height="1.57cm" draw:z-index="5"><draw:image xlink:href="Pictures/10000000000004BA0000006CB900E88657532C0C.png" xlink:type="simple" xlink:show="embed" xlink:actuate="onLoad" draw:mime-type="image/png"/></draw:frame></text:p>
      <text:p text:style-name="Standard"><draw:frame draw:style-name="fr3" draw:name="Image6" text:anchor-type="char" svg:x="0cm" svg:y="1.471cm" svg:width="17.59cm" svg:height="1.558cm" draw:z-index="6"><draw:image xlink:href="Pictures/10000000000004AC0000006A322465EC0CF368BC.png" xlink:type="simple" xlink:show="embed" xlink:actuate="onLoad" draw:mime-type="image/png"/></draw:frame><draw:frame draw:style-name="fr2" draw:name="Image8" text:anchor-type="as-char" svg:y="-0.669cm" svg:width="17.59cm" svg:height="1.473cm" draw:z-index="7"><draw:image xlink:href="Pictures/10000000000004B600000065D8258071A7B7502F.png" xlink:type="simple" xlink:show="embed" xlink:actuate="onLoad" draw:mime-type="image/png"/></draw:frame><draw:frame draw:style-name="fr1" draw:name="Image9" text:anchor-type="char" svg:width="17.59cm" svg:height="1.727cm" draw:z-index="8"><draw:image xlink:href="Pictures/10000000000004BB00000077703C3D22FD0F6E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Bitstream Vera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1T16:59:08.560077195</meta:creation-date>
    <dc:date>2022-02-03T14:59:00.965408999</dc:date>
    <meta:editing-duration>PT46M27S</meta:editing-duration>
    <meta:editing-cycles>3</meta:editing-cycles>
    <meta:generator>LibreOffice/7.3.0.2$Linux_X86_64 LibreOffice_project/30$Build-2</meta:generator>
    <meta:document-statistic meta:table-count="0" meta:image-count="9" meta:object-count="0" meta:page-count="2" meta:paragraph-count="7" meta:word-count="0" meta:character-count="0" meta:non-whitespace-character-count="0"/>
  </office:meta>
</office:document-meta>
</file>